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dddddd" fo:min-height="1.02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b2b2b2" fo:min-height="1.0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03cm" fo:min-width="2.653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69cm" fo:min-width="2.806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6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marker-start="Arrowheads_20_1" draw:marker-start-width="0.3cm" draw:textarea-vertical-align="middle"/>
    </style:style>
    <style:style style:name="gr9" style:family="graphic" style:parent-style-name="standard">
      <style:graphic-properties draw:marker-start="Arrowheads_20_2" draw:marker-start-width="0.3cm" draw:textarea-vertical-align="middle"/>
    </style:style>
    <style:style style:name="gr10" style:family="graphic" style:parent-style-name="standard">
      <style:graphic-properties draw:marker-start="Arrowheads_20_3" draw:marker-start-width="0.3cm" draw:textarea-vertical-align="middle"/>
    </style:style>
    <style:style style:name="P1" style:family="paragraph">
      <loext:graphic-properties draw:fill="solid" draw:fill-color="#dddddd"/>
      <style:paragraph-properties style:writing-mode="lr-tb"/>
      <style:text-properties fo:color="#000000" loext:opacity="100%" style:text-underline-style="solid" style:text-underline-width="auto" style:text-underline-color="font-color" fo:font-weight="normal"/>
    </style:style>
    <style:style style:name="P2" style:family="paragraph">
      <loext:graphic-properties draw:fill="solid" draw:fill-color="#b2b2b2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style:text-underline-style="solid" style:text-underline-width="auto" style:text-underline-color="font-color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32cm" svg:height="1.27cm" svg:x="2.905cm" svg:y="2.384cm">
          <draw:text-box>
            <text:p><text:span text:style-name="T1">Hunger</text:span></text:p>
          </draw:text-box>
        </draw:frame>
        <draw:frame draw:style-name="gr2" draw:text-style-name="P2" draw:layer="layout" svg:width="3.175cm" svg:height="1.27cm" svg:x="8.937cm" svg:y="2.384cm">
          <draw:text-box>
            <text:p>sleep</text:p>
          </draw:text-box>
        </draw:frame>
        <draw:frame draw:style-name="gr2" draw:text-style-name="P2" draw:layer="layout" svg:width="3.175cm" svg:height="1.27cm" svg:x="14.97cm" svg:y="2.384cm">
          <draw:text-box>
            <text:p>PLAY</text:p>
          </draw:text-box>
        </draw:frame>
        <draw:custom-shape draw:style-name="gr3" draw:text-style-name="P3" draw:layer="layout" svg:width="3.493cm" svg:height="3.493cm" svg:x="9.268cm" svg:y="12.224cm">
          <text:p text:style-name="P3">P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2cm" svg:height="1.905cm" svg:x="2.905cm" svg:y="20.367cm">
          <text:p text:style-name="P3">EAT</text:p>
          <text:p text:style-name="P3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2cm" svg:height="1.905cm" svg:x="8.62cm" svg:y="20.367cm">
          <text:p text:style-name="P3">SLEEP</text:p>
          <text:p text:style-name="P3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2cm" svg:height="1.905cm" svg:x="14.97cm" svg:y="20.367cm">
          <text:p text:style-name="P3">PLAY</text:p>
          <text:p text:style-name="P3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2cm" svg:height="1.905cm" svg:x="2.588cm" svg:y="2.067cm">
          <text:p text:style-name="P3">EAT</text:p>
          <text:p text:style-name="P3">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2cm" svg:height="1.905cm" svg:x="8.749cm" svg:y="2.177cm">
          <text:p text:style-name="P3">SLEEP</text:p>
          <text:p text:style-name="P3">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92cm" svg:height="1.905cm" svg:x="14.97cm" svg:y="2.067cm">
          <text:p text:style-name="P3">PLAY</text:p>
          <text:p text:style-name="P3">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905cm" svg:height="1.905cm" svg:x="10.011cm" svg:y="10.48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6" draw:text-style-name="P5" draw:layer="layout" svg:width="15.875cm" svg:height="0.962cm" svg:x="2.771cm" svg:y="4.322cm">
          <draw:text-box>
            <text:p><text:s text:c="7"/>10 <text:s text:c="30"/>10 <text:s text:c="30"/>10</text:p>
          </draw:text-box>
        </draw:frame>
        <draw:frame draw:style-name="gr7" draw:text-style-name="P5" draw:layer="layout" svg:width="4.445cm" svg:height="1.673cm" svg:x="8.62cm" svg:y="8.302cm">
          <draw:text-box>
            <text:p><text:s text:c="10"/>3 </text:p>
            <text:p><text:s text:c="7"/>AGE</text:p>
          </draw:text-box>
        </draw:frame>
        <draw:line draw:style-name="gr8" draw:text-style-name="P4" draw:layer="layout" svg:x1="4.81cm" svg:y1="22.907cm" svg:x2="8.62cm" svg:y2="24.812cm">
          <text:p/>
        </draw:line>
        <draw:line draw:style-name="gr9" draw:text-style-name="P4" draw:layer="layout" svg:x1="10.842cm" svg:y1="22.59cm" svg:x2="10.842cm" svg:y2="24.812cm">
          <text:p/>
        </draw:line>
        <draw:line draw:style-name="gr10" draw:text-style-name="P4" draw:layer="layout" svg:x1="16.875cm" svg:y1="22.907cm" svg:x2="13.7cm" svg:y2="24.812cm">
          <text:p/>
        </draw:line>
        <draw:frame draw:style-name="gr7" draw:text-style-name="P5" draw:layer="layout" svg:width="15.24cm" svg:height="1.27cm" svg:x="3.222cm" svg:y="24.812cm">
          <draw:text-box>
            <text:p><text:s text:c="32"/>User Interacti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2T11:30:41.292991245</meta:creation-date>
    <dc:date>2022-11-17T08:11:53.948923936</dc:date>
    <meta:editing-duration>PT6M2S</meta:editing-duration>
    <meta:editing-cycles>2</meta:editing-cycles>
    <meta:generator>LibreOffice/7.3.6.2$Linux_X86_64 LibreOffice_project/30$Build-2</meta:generator>
    <meta:document-statistic meta:object-count="17"/>
  </office:meta>
</office:document-meta>
</file>